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diaTypeExpression.compareTo( AbstractMediaTypeExpression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ediaTypeExpression.matchParameters( MediaType conten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ediaTypeExpression.match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MediaTypeExpression.getMedi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diaTypeExpression.AbstractMediaTypeExpression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diaTypeExpress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diaTypeExpression.equals( @ Nullable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ediaTypeExpression.AbstractMediaTypeExpression( MediaType mediaType , boolean n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diaTypeExpression.is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diaTypeExpress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